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5.5562496mm" fo:page-width="4.233333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none" draw:stroke="solid" svg:stroke-color="#000000" draw:stroke-linejoin="round" svg:stroke-opacity="100.0%" svg:stroke-width="0.26458332mm"/>
    </style:style>
  </office:automatic-styles>
  <office:body>
    <office:drawing>
      <draw:page draw:master-page-name="Default" draw:name="page1" draw:style-name="DP1">
        <draw:g draw:id="svg2">
          <draw:g draw:id="layer1">
            <draw:path svg:d="M 0.0 529.1666 L 0.0 0.0 L 198.43748 264.5833 L 396.87497 0.0 L 396.87497 529.1666" svg:height="5.2916665mm" draw:style-name="style-2" svg:viewBox="0.0 0.0 396.87497 529.1666" svg:width="3.9687498mm" svg:x="0.13229166mm" svg:y="0.13229166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5.5562496mm" fo:page-width="4.233333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